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officeooo:rsid="001a68f5" officeooo:paragraph-rsid="001a68f5"/>
    </style:style>
    <style:style style:name="P2" style:family="paragraph" style:parent-style-name="Standard">
      <style:paragraph-properties fo:text-align="center" style:justify-single-word="false"/>
      <style:text-properties style:font-name="Georgia" officeooo:rsid="001a68f5" officeooo:paragraph-rsid="001a68f5"/>
    </style:style>
    <style:style style:name="P3" style:family="paragraph" style:parent-style-name="Standard">
      <style:paragraph-properties fo:text-align="center" style:justify-single-word="false"/>
      <style:text-properties style:font-name="Georgia" fo:font-size="8pt" fo:font-style="italic" fo:font-weight="normal" officeooo:rsid="001a68f5" officeooo:paragraph-rsid="001a68f5" style:font-size-asian="7pt" style:font-style-asian="italic" style:font-weight-asian="normal" style:font-size-complex="8pt" style:font-style-complex="italic" style:font-weight-complex="normal"/>
    </style:style>
    <style:style style:name="P4" style:family="paragraph" style:parent-style-name="Standard">
      <style:paragraph-properties fo:text-align="start" style:justify-single-word="false"/>
      <style:text-properties style:font-name="Georgia" fo:font-size="11pt" fo:font-style="italic" fo:font-weight="bold" officeooo:rsid="001a68f5" officeooo:paragraph-rsid="001a68f5" style:font-size-asian="9.60000038146973pt" style:font-style-asian="italic" style:font-weight-asian="bold" style:font-size-complex="11pt" style:font-style-complex="italic" style:font-weight-complex="bold"/>
    </style:style>
    <style:style style:name="P5" style:family="paragraph" style:parent-style-name="Standard">
      <style:paragraph-properties fo:text-align="start" style:justify-single-word="false"/>
      <style:text-properties style:font-name="Georgia" fo:font-size="11pt" fo:font-style="normal" fo:font-weight="normal" officeooo:rsid="001a68f5" officeooo:paragraph-rsid="001a68f5" style:font-size-asian="9.60000038146973pt" style:font-style-asian="normal" style:font-weight-asian="normal" style:font-size-complex="11pt" style:font-style-complex="normal" style:font-weight-complex="normal"/>
    </style:style>
    <style:style style:name="P6" style:family="paragraph" style:parent-style-name="Standard" style:list-style-name="L1">
      <style:paragraph-properties fo:text-align="start" style:justify-single-word="false"/>
      <style:text-properties style:font-name="Georgia" fo:font-size="11pt" fo:font-style="normal" fo:font-weight="normal" officeooo:rsid="001a68f5" officeooo:paragraph-rsid="001a68f5" style:font-size-asian="9.60000038146973pt" style:font-style-asian="normal" style:font-weight-asian="normal" style:font-size-complex="11pt" style:font-style-complex="normal" style:font-weight-complex="normal"/>
    </style:style>
    <style:style style:name="P7" style:family="paragraph" style:parent-style-name="Standard" style:list-style-name="L1">
      <style:paragraph-properties fo:text-align="start" style:justify-single-word="false"/>
      <style:text-properties style:font-name="Georgia" fo:font-size="11pt" fo:font-style="normal" fo:font-weight="normal" officeooo:rsid="001c4078" officeooo:paragraph-rsid="001c4078"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style:font-name="Georgia" fo:font-size="11pt" fo:font-style="normal" fo:font-weight="normal" officeooo:rsid="001c4078" officeooo:paragraph-rsid="001c4078" style:font-size-asian="9.60000038146973pt" style:font-style-asian="normal" style:font-weight-asian="normal" style:font-size-complex="11pt" style:font-style-complex="normal" style:font-weight-complex="normal"/>
    </style:style>
    <style:style style:name="P9" style:family="paragraph" style:parent-style-name="Standard" style:list-style-name="L1">
      <style:paragraph-properties fo:text-align="start" style:justify-single-word="false"/>
      <style:text-properties style:font-name="Georgia" fo:font-size="11pt" fo:font-style="normal" fo:font-weight="normal" officeooo:rsid="001c868a" officeooo:paragraph-rsid="001c868a"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font-name="Georgia" fo:font-size="11pt" fo:font-style="normal" fo:font-weight="normal" officeooo:rsid="001c868a" officeooo:paragraph-rsid="001c868a" style:font-size-asian="9.60000038146973pt" style:font-style-asian="normal" style:font-weight-asian="normal" style:font-size-complex="11pt" style:font-style-complex="normal" style:font-weight-complex="normal"/>
    </style:style>
    <style:style style:name="P11" style:family="paragraph" style:parent-style-name="Standard" style:list-style-name="L1">
      <style:paragraph-properties fo:text-align="start" style:justify-single-word="false"/>
      <style:text-properties style:font-name="Georgia" fo:font-size="11pt" fo:font-style="normal" fo:font-weight="normal" officeooo:rsid="001e2e9a" officeooo:paragraph-rsid="001e2e9a"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font-name="Georgia" fo:font-size="11pt" fo:font-style="normal" fo:font-weight="normal" officeooo:rsid="001e2e9a" officeooo:paragraph-rsid="001e2e9a"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style:font-name="Georgia" fo:font-size="11pt" fo:font-style="normal" fo:font-weight="bold" officeooo:rsid="001a68f5" officeooo:paragraph-rsid="001a68f5" style:font-size-asian="9.60000038146973pt" style:font-style-asian="normal" style:font-weight-asian="bold" style:font-size-complex="11pt" style:font-style-complex="normal" style:font-weight-complex="bold"/>
    </style:style>
    <style:style style:name="P14" style:family="paragraph" style:parent-style-name="Standard">
      <style:paragraph-properties fo:text-align="start" style:justify-single-word="false"/>
      <style:text-properties style:font-name="Georgia" fo:font-size="11pt" fo:font-style="normal" fo:font-weight="bold" officeooo:rsid="001e9ece" officeooo:paragraph-rsid="001e9ece" style:font-size-asian="9.60000038146973pt" style:font-style-asian="normal" style:font-weight-asian="bold" style:font-size-complex="11pt" style:font-style-complex="normal" style:font-weight-complex="bold"/>
    </style:style>
    <style:style style:name="P15" style:family="paragraph" style:parent-style-name="Standard" style:list-style-name="L2">
      <style:paragraph-properties fo:text-align="start" style:justify-single-word="false"/>
      <style:text-properties style:font-name="Georgia" fo:font-size="11pt" fo:font-style="normal" fo:font-weight="bold" officeooo:rsid="001e9ece" officeooo:paragraph-rsid="001e9ece" style:font-size-asian="9.60000038146973pt" style:font-style-asian="normal" style:font-weight-asian="bold" style:font-size-complex="11pt" style:font-style-complex="normal" style:font-weight-complex="bold"/>
    </style:style>
    <style:style style:name="P16" style:family="paragraph" style:parent-style-name="Standard" style:list-style-name="L4">
      <style:paragraph-properties fo:text-align="start" style:justify-single-word="false"/>
      <style:text-properties style:font-name="Georgia" fo:font-size="11pt" fo:font-style="normal" fo:font-weight="bold" officeooo:rsid="001e9ece" officeooo:paragraph-rsid="0025215f" style:font-size-asian="9.60000038146973pt" style:font-style-asian="normal" style:font-weight-asian="bold" style:font-size-complex="11pt" style:font-style-complex="normal" style:font-weight-complex="bold"/>
    </style:style>
    <style:style style:name="P17" style:family="paragraph" style:parent-style-name="Standard" style:list-style-name="L2">
      <style:paragraph-properties fo:text-align="start" style:justify-single-word="false"/>
      <style:text-properties style:font-name="Georgia" fo:font-size="11pt" fo:font-style="normal" fo:font-weight="bold" officeooo:rsid="0020588a" officeooo:paragraph-rsid="0020588a" style:font-size-asian="9.60000038146973pt" style:font-style-asian="normal" style:font-weight-asian="bold" style:font-size-complex="11pt" style:font-style-complex="normal" style:font-weight-complex="bold"/>
    </style:style>
    <style:style style:name="P18" style:family="paragraph" style:parent-style-name="Standard">
      <style:paragraph-properties fo:text-align="start" style:justify-single-word="false"/>
      <style:text-properties style:font-name="Georgia" fo:font-size="11pt" fo:font-style="normal" fo:font-weight="bold" officeooo:rsid="0020588a" officeooo:paragraph-rsid="0020588a" style:font-size-asian="9.60000038146973pt" style:font-style-asian="normal" style:font-weight-asian="bold" style:font-size-complex="11pt" style:font-style-complex="normal" style:font-weight-complex="bold"/>
    </style:style>
    <style:style style:name="P19" style:family="paragraph" style:parent-style-name="Standard">
      <style:paragraph-properties fo:text-align="start" style:justify-single-word="false"/>
      <style:text-properties style:font-name="Georgia" fo:font-size="11pt" fo:font-style="normal" fo:font-weight="bold" officeooo:rsid="0020588a" officeooo:paragraph-rsid="002214fa" style:font-size-asian="9.60000038146973pt" style:font-style-asian="normal" style:font-weight-asian="bold" style:font-size-complex="11pt" style:font-style-complex="normal" style:font-weight-complex="bold"/>
    </style:style>
    <style:style style:name="P20" style:family="paragraph" style:parent-style-name="Standard" style:list-style-name="L4">
      <style:paragraph-properties fo:text-align="start" style:justify-single-word="false"/>
      <style:text-properties style:font-name="Georgia" fo:font-size="11pt" fo:font-style="normal" fo:font-weight="bold" officeooo:rsid="0020588a" officeooo:paragraph-rsid="0025215f" style:font-size-asian="9.60000038146973pt" style:font-style-asian="normal" style:font-weight-asian="bold" style:font-size-complex="11pt" style:font-style-complex="normal" style:font-weight-complex="bold"/>
    </style:style>
    <style:style style:name="P21" style:family="paragraph" style:parent-style-name="Standard">
      <style:paragraph-properties fo:text-align="start" style:justify-single-word="false"/>
      <style:text-properties style:font-name="Georgia" fo:font-size="11pt" fo:font-style="normal" fo:font-weight="bold" officeooo:rsid="0020588a" officeooo:paragraph-rsid="0025215f" style:font-size-asian="9.60000038146973pt" style:font-style-asian="normal" style:font-weight-asian="bold" style:font-size-complex="11pt" style:font-style-complex="normal" style:font-weight-complex="bold"/>
    </style:style>
    <style:style style:name="P22" style:family="paragraph" style:parent-style-name="Standard">
      <style:paragraph-properties fo:text-align="start" style:justify-single-word="false"/>
      <style:text-properties style:font-name="Georgia" fo:font-size="11pt" fo:font-style="normal" fo:font-weight="bold" officeooo:rsid="0025215f" officeooo:paragraph-rsid="0025215f" style:font-size-asian="9.60000038146973pt" style:font-style-asian="normal" style:font-weight-asian="bold" style:font-size-complex="11pt" style:font-style-complex="normal" style:font-weight-complex="bold"/>
    </style:style>
    <style:style style:name="P23" style:family="paragraph" style:parent-style-name="Standard" style:list-style-name="L4">
      <style:paragraph-properties fo:text-align="start" style:justify-single-word="false"/>
      <style:text-properties style:font-name="Georgia" fo:font-size="11pt" fo:font-style="normal" fo:font-weight="bold" officeooo:rsid="0025215f" officeooo:paragraph-rsid="0025215f" style:font-size-asian="9.60000038146973pt" style:font-style-asian="normal" style:font-weight-asian="bold" style:font-size-complex="11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20588a" style:font-weight-asian="normal" style:font-weight-complex="normal"/>
    </style:style>
    <style:style style:name="T3" style:family="text">
      <style:text-properties fo:font-weight="normal" officeooo:rsid="002214fa" style:font-weight-asian="normal" style:font-weight-complex="normal"/>
    </style:style>
    <style:style style:name="T4" style:family="text">
      <style:text-properties fo:font-weight="normal" officeooo:rsid="002403d1" style:font-weight-asian="normal" style:font-weight-complex="normal"/>
    </style:style>
    <style:style style:name="T5" style:family="text">
      <style:text-properties officeooo:rsid="001c4078"/>
    </style:style>
    <style:style style:name="T6" style:family="text">
      <style:text-properties fo:font-style="italic" style:font-style-asian="italic" style:font-style-complex="italic"/>
    </style:style>
    <style:style style:name="T7" style:family="text">
      <style:text-properties fo:font-style="italic" officeooo:rsid="001c868a"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officeooo:rsid="001c868a"/>
    </style:style>
    <style:style style:name="T10" style:family="text">
      <style:text-properties officeooo:rsid="001e2e9a"/>
    </style:style>
    <style:style style:name="T11" style:family="text">
      <style:text-properties officeooo:rsid="001e9ece"/>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25215f" style:font-weight-asian="normal" style:font-weight-complex="normal"/>
    </style:style>
    <style:style style:name="T14" style:family="text">
      <style:text-properties style:text-underline-style="none" fo:font-weight="normal" officeooo:rsid="0026e11a"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nal Fantasty Progress Report Outline</text:p>
      <text:p text:style-name="P1"/>
      <text:p text:style-name="P3">Oh My, It’s Week Nine</text:p>
      <text:p text:style-name="P3"/>
      <text:p text:style-name="P5"/>
      <text:p text:style-name="P5">Per the specifications of the assignment, the report will be broken up into three sections one on game design, the second on play testing and the third covering our road map for the next three weeks. </text:p>
      <text:p text:style-name="P5"/>
      <text:p text:style-name="P13">Game Desig<text:span text:style-name="T10">n</text:span><text:tab/></text:p>
      <text:p text:style-name="P13"/>
      <text:list xml:id="list1924169120871544584" text:style-name="L1">
        <text:list-item>
          <text:p text:style-name="P6">For the most part this section will be a retread <text:span text:style-name="T5">of the outline</text:span>. We’ll go over what parts of design we’ve implemented and how we’ve done it. We’ll call specific attention to:</text:p>
          <text:list>
            <text:list-item>
              <text:p text:style-name="P6">We’ve managed to stay true to our ability to allow the player to combine any cards that they so choose.</text:p>
            </text:list-item>
            <text:list-item>
              <text:p text:style-name="P7">Mechanics have been implemented in a way that allows for rapid creation and testing of new mechanics. We’ll give special attention to how the different mechanics add variety to our game.</text:p>
            </text:list-item>
            <text:list-item>
              <text:p text:style-name="P11">Since we have been docked points for not being as clear about our novel idea I think it’s important to reiterate that this is a card game mainly about discovery and creation. There are no limits to what possible <text:span text:style-name="T11">and it will be up to the player to dive deep into their knoledge of italian cooking to produce a winner. Also important to note is that since the judges change every game, and one must best two of the three judges, there is no… strongest card in the game per say.</text:span></text:p>
            </text:list-item>
          </text:list>
        </text:list-item>
      </text:list>
      <text:p text:style-name="P8"/>
      <text:list xml:id="list163106753101609" text:continue-numbering="true" text:style-name="L1">
        <text:list-item>
          <text:p text:style-name="P7">As for the requirement to talk about the evolution of our game, I think we’ll have to talk at length about how it has pretty much been an exercise in figuring out what parts of the game are <text:span text:style-name="T6">core</text:span> to the experience and which parts of the game are extraneous. I think it is very important that even in this section we lay out that what we initially set out to do was much too ambitious for a team of three people who are not game developers by nature. Among the things that will be talked about are:</text:p>
          <text:list>
            <text:list-item>
              <text:p text:style-name="P7">We’ve recently realised that trying to implement multiplayer over a LAN would be too difficult to effectively test and that development of any such protocol would take away time from developing more important features of the game or polishing up other features of the game. <text:span text:style-name="T10">Right now we are switching focus to developing a single player mode with a sort of fake it until you make it AI which will (per dice rolls) “compete” against the player. We’ll also look into doing an asynchronous multiplayer where players take turns… but… given some of the other design decisions that we’ve made this will likely not be that feasable.</text:span></text:p>
            </text:list-item>
            <text:list-item>
              <text:p text:style-name="P7">The other big reduction in scope has come from our decision to give the game a specific theme. This being Italian <text:span text:style-name="T9">Cuisine. This allowed us to take direction with the design of the set of cards… and in our tests </text:span><text:span text:style-name="T7">(more on that later)</text:span><text:span text:style-name="T9"> it has given players better direction in terms of what sorts of combinations will be worth trying out.</text:span></text:p>
            </text:list-item>
            <text:list-item>
              <text:p text:style-name="P9">The other way in which we may reduce scope in our game is the removal of tools and potentially condiments (will be folded in with ingredients). The reason for removing tools is that we’ve only really been able to think of one or two compelling uses for them which is not enough, yet to justify their inclusion into the game. We’ll have a tricky time balancing the set of cards we do have <text:span text:style-name="T10">and we’ll only entertain the inclusion of these types of cards if we feel it wont upset the balance for the rest of the game. Note: Should tools be included they will be essentially as special mechanics so we do have the infrastructure to handle it!</text:span></text:p>
            </text:list-item>
            <text:list-item>
              <text:p text:style-name="P11">It has <text:span text:style-name="T11">not just been a reduction of scope that we’ve seen. We’ve implemented a system where by there is a small chance that meals that would normally be “mistakes” could be provided great stat boosts or mechanics that aren’t simply bad.</text:span></text:p>
            </text:list-item>
          </text:list>
        </text:list-item>
      </text:list>
      <text:p text:style-name="P12"/>
      <text:p text:style-name="P12"><text:soft-page-break/></text:p>
      <text:p text:style-name="P14">Progress in Implementation</text:p>
      <text:p text:style-name="P14"><text:span text:style-name="T1"/></text:p>
      <text:p text:style-name="P14"><text:span text:style-name="T1"><text:tab/>Given the weight of what we have undertaken, I think it’s impressive that we’ve done as much as we have. Still the following things have to be done until we have a product we can submit. They fall in two categories. The first are things being worked on as we write. The latter are things that we still have to formulate a plan on doing.</text:span></text:p>
      <text:p text:style-name="P14"><text:span text:style-name="T1"/></text:p>
      <text:list xml:id="list2298581405667402624" text:style-name="L2">
        <text:list-item>
          <text:p text:style-name="P15"><text:span text:style-name="T1">Things Being Worked On</text:span></text:p>
          <text:list>
            <text:list-item>
              <text:p text:style-name="P15"><text:span text:style-name="T1">Judges: We’re in the last stages of getting our judge </text:span><text:span text:style-name="T2">scripts up and running. With this, we’ll be able to play a game from beginning to end! ETA on this is Monday</text:span></text:p>
            </text:list-item>
            <text:list-item>
              <text:p text:style-name="P17"><text:span text:style-name="T1">C# Image Processing: While we have an excellent python script for automatically generating images for cards, we have to do the same in C# for the dynamically generated meal cards. ETA on this is Sunday Evening as it looks to be mostly reworking the same ideas from the Python Script</text:span></text:p>
            </text:list-item>
            <text:list-item>
              <text:p text:style-name="P17"><text:span text:style-name="T1">Magnified cards: One of the problems that came up in our play testing is that our cards were too small + too hard to read. We’ve been working on a system where when a player hovers over a card a blown up version of the image appears. For all intents this is done but we’re having trouble to get it to work on a MacOS based machine.</text:span></text:p>
            </text:list-item>
            <text:list-item>
              <text:p text:style-name="P17"><text:span text:style-name="T1">Card Creation: We’ve been reading through Italian Cookbooks trying to find a menagerie of different recipes to include in the game. It is likely that this work will continue up until the deadline! For the most part we have decided upon a fixed set of ingredients though, so it’s more finding new ways to combine the ingredients.</text:span></text:p>
            </text:list-item>
            <text:list-item>
              <text:p text:style-name="P17"><text:span text:style-name="T1">Graveyard:</text:span></text:p>
            </text:list-item>
          </text:list>
        </text:list-item>
      </text:list>
      <text:p text:style-name="P18"><text:span text:style-name="T1"/></text:p>
      <text:list xml:id="list163105858569136" text:continue-numbering="true" text:style-name="L2">
        <text:list-item>
          <text:p text:style-name="P17"><text:span text:style-name="T1">Things We Have Yet To Start</text:span></text:p>
          <text:list>
            <text:list-item>
              <text:p text:style-name="P17"><text:span text:style-name="T1">GUI beautification: Right now our gui still looks like that of a pre-Alpha game. This is because between the three of us exactly 0 of us are talented in an aesthetic way. This has also stemmed from our function first approach to development where we have focused first on getting everything working before doing even the most basic cosmetic work.</text:span></text:p>
            </text:list-item>
            <text:list-item>
              <text:p text:style-name="P17"><text:span text:style-name="T1">Deck List Finalisation: We need to finalise 2 to 3 prebuilt decks which we will put into the game. This will take some thought and will likely be one of the things we do a lot of testing on in the last few weeks.</text:span></text:p>
            </text:list-item>
          </text:list>
        </text:list-item>
      </text:list>
      <text:p text:style-name="P18"><text:span text:style-name="T1"/></text:p>
      <text:p text:style-name="P18">Play Testing</text:p>
      <text:p text:style-name="P18"><text:tab/></text:p>
      <text:p text:style-name="P18"><text:span text:style-name="T1"><text:tab/></text:span><text:span text:style-name="T3">Important to start with is by saying that we believe our game is aimed at a more casual market, at least for the time being. These are people who do not describe themselves as “core” gamers. Beyond that, I think almost anyone (even some with in that “core” demographic) could potentially enjoy our game… Though if we were to describe the natural fit… based on the terminology from the course, the person who’d most enjoy this game would be a self described “crafter”.</text:span></text:p>
      <text:p text:style-name="P18"><text:span text:style-name="T3"/></text:p>
      <text:p text:style-name="P18"><text:span text:style-name="T3"><text:tab/>Unfortunately, we have not been able to identify many people in our social circles who fits the latter definition so we’ve done our testing on an assortment of university students. Some of them are gamers and some aren’t. Currently we’ve tested with 6 people but in the last few weeks we look to expand this pool as our resources and time will be more solely devoted to refinement.</text:span></text:p>
      <text:p text:style-name="P19"><text:span text:style-name="T1"><text:tab/></text:span></text:p>
      <text:p text:style-name="P19"><text:span text:style-name="T1"><text:tab/>The nature of our development process has meant that we’ve had to do some interesting approaches to playtesting our game. For the majority of our development cycle we have not had a build of the game that was complete enough to actually test the overall </text:span><text:span text:style-name="T3">gameplay. Still we have been able to conduct the following testing which has provided valuable feedback:</text:span></text:p>
      <text:p text:style-name="P18"><text:span text:style-name="T3"/></text:p>
      <text:p text:style-name="P18"><text:soft-page-break/><text:span text:style-name="T3"><text:tab/>Test Type One) Hand Testing</text:span></text:p>
      <text:p text:style-name="P18"><text:span text:style-name="T3"><text:tab/><text:tab/>This has been a type of testing where we’ve sat down some players and given them a hand of 5-7 cards on the screen. In almost all cases, these have been cards from meals that we’ve programmed into the game. The goal here has been to see whether or not players would even recognise when they had a “good” combination. We’d ask them what they think they could make from this hand. In addition we asked if there was anything they thought they were missing. </text:span><text:span text:style-name="T4">The feedback from this testing has forced us to pair back some of our more lesser known meals as well as given us direction for how we’ll construct the prebuilt decks. One thing we noticed was that when players were given a set of cards that made some sort of pasta, pizza or other combination they often were rather adept at figuring out what was needed. Meanwhile, other dishes like Chicken Scarpeliello have been tricky to figure out. As a result, it seems likely thar we’ll make an easier deck focused on the “classics” of Italian cooking and another deck focused on some of the more lesser known dishes. This will also function as a sort of built in difficulty setting for the game!</text:span></text:p>
      <text:p text:style-name="P18"><text:span text:style-name="T4"/></text:p>
      <text:p text:style-name="P18"><text:span text:style-name="T3"><text:tab/>Test Type Two) Gui Organisation Testing</text:span></text:p>
      <text:p text:style-name="P18"><text:span text:style-name="T3"><text:tab/><text:tab/></text:span><text:span text:style-name="T4">The other part of the game that we’ve done a lot of testing on has been the organisation of our GUI. We’ve given players some simple tasks which have been representative of types of things the player would do over the course of the game, things like make pasta etc etc. We’ve watched how the player goes from drawing their cards to figuring out what ingredients are needed and which aren’t and then looked where they would place their ingredients. This has revealed some major deficiencies with the lay out of our “game mat” which we have been working on addressing Often times players would be confused about what each zone was for and what the difference was between them. We’ve been reorganising which things go where in the hope that this problem is averted. We’ve also asked those who’ve partaken in this type of testing if they felt that better labeling of zones and the rules associated with each zone would help. For the most part the answer was yes… but we’ve yet to think of a way to organise this so that cards in play don’t cover up these rules. </text:span></text:p>
      <text:p text:style-name="P18"><text:span text:style-name="T4"/></text:p>
      <text:p text:style-name="P18"><text:span text:style-name="T4"/></text:p>
      <text:p text:style-name="P22"><text:span text:style-name="T4"><text:tab/></text:span><text:span text:style-name="T1">With the impending completion of enough game elements to the point where we can run an actual game, we’ll look to expanding our testing to be more complete. Some elements we hope to look at is whether or not our prescribed time limits for things like Al Dente mechanics (and even the game as a whole) are a good fit. In addition we will continue to evaluate the balance of our card’s stats, mechanics and overall fit in the game!</text:span></text:p>
      <text:p text:style-name="P22"><text:span text:style-name="T1"/></text:p>
      <text:p text:style-name="P22">Roadmap To Completion</text:p>
      <text:p text:style-name="P22"/>
      <text:p text:style-name="P22"><text:tab/><text:span text:style-name="T1">With the writing of this paper, we have only three weeks until the deadline for this game. Furthermore, we acknoledge the amount of work we have in our other classes is only going to rise as the game nears completion. As a result, we are going to be VERY conservative with respect to what we can get done. The road map for the next few weeks is outlined below. Each week’s section is broken up into two sections one detaling the minimum of what we hope to accomplish and the latter being a stretch goal.</text:span></text:p>
      <text:p text:style-name="P22"><text:span text:style-name="T1"/></text:p>
      <text:p text:style-name="P22"><text:span text:style-name="T1"><text:tab/></text:span><text:span text:style-name="T8">End Week 9:</text:span></text:p>
      <text:p text:style-name="P22"><text:span text:style-name="T12"><text:tab/><text:tab/>By the end of Week 9 we hope to have a game which /can/ be played from beginning to end. This will be an experience which the player can go from the main menu to a game and be able to play… submit their card and have it evaluated and a winner proclaimed. Much of what we need to have this done is already being worked on.. including:</text:span></text:p>
      <text:list xml:id="list9000290192444547264" text:style-name="L4">
        <text:list-item>
          <text:list>
            <text:list-item>
              <text:p text:style-name="P16"><text:span text:style-name="T1">Judges:</text:span></text:p>
            </text:list-item>
            <text:list-item>
              <text:p text:style-name="P23"><text:span text:style-name="T1">“AI” system</text:span></text:p>
            </text:list-item>
            <text:list-item>
              <text:p text:style-name="P20"><text:span text:style-name="T1">C# Image Processing: </text:span></text:p>
            </text:list-item>
            <text:list-item>
              <text:p text:style-name="P20"><text:span text:style-name="T1">Card Creation</text:span></text:p>
            </text:list-item>
            <text:list-item>
              <text:p text:style-name="P20"><text:span text:style-name="T12">Graveyard</text:span></text:p>
            </text:list-item>
            <text:list-item>
              <text:p text:style-name="P23"><text:span text:style-name="T12">Mechanics Timers</text:span></text:p>
            </text:list-item>
          </text:list>
        </text:list-item>
      </text:list>
      <text:p text:style-name="P22"><text:soft-page-break/><text:span text:style-name="T12"><text:tab/><text:tab/></text:span></text:p>
      <text:p text:style-name="P22"><text:span text:style-name="T12"><text:tab/><text:tab/>Beyond this, the only other component we need to accomplish this goal is to have a system for handling the start and tear-down of a game. We’ve already identified Andrew as being the person to work on this and he is looking into what will be required. Since this is a lot of work (though it is already in motion) we will not outline any stretch goals beyond adding to our list of cards. The other stretch goal is to get the magnification of cards working properly on all systems. This is given a lower priority than those things listed above as there are other methods we could use like a tool tip. </text:span><text:span text:style-name="T14">This will become a minimum goal by the end of week 10.</text:span></text:p>
      <text:p text:style-name="P21"><text:span text:style-name="T12"><text:tab/></text:span><text:span text:style-name="T13"><text:tab/></text:span></text:p>
      <text:p text:style-name="P22"><text:span text:style-name="T8"><text:tab/>End Week 10: <text:tab/></text:span><text:span text:style-name="T12">By the end of Week 10 our goal is to have a UI that looks presentable to the general public. This will mostly be creative work and not involve inventing any new wheels In addition, we have given an artist friend of ours this deadline to produce some artwork for the 6 judges. Beyond asthetics, this will be the decision point for including both tool and condiment cards. Right now the underlying code to handle them is present but not any compelling uses.</text:span></text:p>
      <text:p text:style-name="P22"><text:span text:style-name="T8"/></text:p>
      <text:p text:style-name="P22"><text:span text:style-name="T8"><text:tab/>End Week 11:</text:span></text:p>
      <text:p text:style-name="P22"><text:span text:style-name="T8"><text:tab/><text:tab/></text:span><text:span text:style-name="T12">Thorough testing of each card and deck. At this point we should only be fiddling with numbers and adding some new cards (a process which is automated beyond editing an excel sheet). In addition we be working on adding “flavour” to judge dialogue.</text:span></text:p>
      <text:p text:style-name="P22"><text:span text:style-name="T8"/></text:p>
      <text:p text:style-name="P22"><text:span text:style-name="T8"><text:tab/>Last Stretch:</text:span></text:p>
      <text:p text:style-name="P22"><text:span text:style-name="T8"><text:tab/><text:tab/></text:span><text:span text:style-name="T12">Testing each deck to figure out how it plays and fine tune it. </text:span></text:p>
      <text:p text:style-name="P18"><text:span text:style-name="T3"><text:tab/></text:span></text:p>
      <text:p text:style-name="P10"/>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4:32:08.648000000</meta:creation-date>
    <dc:date>2017-03-11T16:29:50.355000000</dc:date>
    <meta:editing-duration>PT39S</meta:editing-duration>
    <meta:editing-cycles>1</meta:editing-cycles>
    <meta:generator>LibreOffice/5.1.6.2$Windows_x86 LibreOffice_project/07ac168c60a517dba0f0d7bc7540f5afa45f0909</meta:generator>
    <meta:document-statistic meta:table-count="0" meta:image-count="0" meta:object-count="0" meta:page-count="4" meta:paragraph-count="54" meta:word-count="2221" meta:character-count="11987" meta:non-whitespace-character-count="9802"/>
  </office:meta>
</office:document-meta>
</file>